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e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table:style-name="ce1" office:value-type="string" calcext:value-type="string">
            <text:p>T.arribo</text:p>
          </table:table-cell>
          <table:table-cell table:style-name="ce1" office:value-type="string" calcext:value-type="string">
            <text:p>T.salida</text:p>
          </table:table-cell>
          <table:table-cell table:style-name="ce1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1.69" calcext:value-type="float">
            <text:p>21,69</text:p>
          </table:table-cell>
          <table:table-cell table:formula="of:=ABS([.C5]-[.D5])" office:value-type="float" office:value="13.37" calcext:value-type="float">
            <text:p>13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2" calcext:value-type="float">
            <text:p>32</text:p>
          </table:table-cell>
          <table:table-cell table:formula="of:=ABS([.C6]-[.D6])"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3.82" calcext:value-type="float">
            <text:p>23,82</text:p>
          </table:table-cell>
          <table:table-cell table:formula="of:=ABS([.C7]-[.D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4" calcext:value-type="float">
            <text:p>34</text:p>
          </table:table-cell>
          <table:table-cell table:formula="of:=ABS([.C8]-[.D8])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4.53" calcext:value-type="float">
            <text:p>44,53</text:p>
          </table:table-cell>
          <table:table-cell table:formula="of:=ABS([.C9]-[.D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4.04" calcext:value-type="float">
            <text:p>54,04</text:p>
          </table:table-cell>
          <table:table-cell table:formula="of:=ABS([.C10]-[.D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9.47" calcext:value-type="float">
            <text:p>9,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43.5015" calcext:value-type="float">
            <text:p>43,50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6.59556669286271" calcext:value-type="float">
            <text:p>6,595566692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float" office:value="741258963" calcext:value-type="float">
            <text:p>741258963</text:p>
          </table:table-cell>
          <table:table-cell table:number-columns-repeated="4"/>
        </table:table-row>
      </table:table>
      <table:table table:name="e2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40" calcext:value-type="float">
            <text:p>40</text:p>
          </table:table-cell>
          <table:table-cell table:formula="of:=ABS([.C6]-[.D6])"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56.04" calcext:value-type="float">
            <text:p>56,04</text:p>
          </table:table-cell>
          <table:table-cell table:formula="of:=ABS([.C7]-[.D7])" office:value-type="float" office:value="34.22" calcext:value-type="float">
            <text:p>34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3.56" calcext:value-type="float">
            <text:p>33,56</text:p>
          </table:table-cell>
          <table:table-cell table:formula="of:=ABS([.C8]-[.D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6.04" calcext:value-type="float">
            <text:p>56,04</text:p>
          </table:table-cell>
          <table:table-cell table:formula="of:=ABS([.C10]-[.D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1" table:formula="of:=AVERAGE([.E2:.E16])" office:value-type="float" office:value="12.676" calcext:value-type="float">
            <text:p>12,6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style-name="ce1" table:formula="of:=VAR([.E2:.E16])" office:value-type="float" office:value="106.252868571429" calcext:value-type="float">
            <text:p>106,25286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style-name="ce1" table:formula="of:=SQRT([.E20])" office:value-type="float" office:value="10.3079032092579" calcext:value-type="float">
            <text:p>10,3079032093</text:p>
          </table:table-cell>
        </table:table-row>
      </table:table>
      <table:table table:name="e3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liente N.º</text:p>
          </table:table-cell>
          <table:table-cell table:style-name="ce1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table:style-name="Default" office:value-type="string" calcext:value-type="string">
            <text:p>T. en el Si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5.69" calcext:value-type="float">
            <text:p>25,69</text:p>
          </table:table-cell>
          <table:table-cell table:formula="of:=ABS([.C4]-[.D4])" office:value-type="float" office:value="19.07" calcext:value-type="float">
            <text:p>19,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9.69" calcext:value-type="float">
            <text:p>29,69</text:p>
          </table:table-cell>
          <table:table-cell table:formula="of:=ABS([.C5]-[.D5])" office:value-type="float" office:value="21.37" calcext:value-type="float">
            <text:p>21,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7.69" calcext:value-type="float">
            <text:p>37,69</text:p>
          </table:table-cell>
          <table:table-cell table:formula="of:=ABS([.C6]-[.D6])" office:value-type="float" office:value="26.55" calcext:value-type="float">
            <text:p>26,5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5.82" calcext:value-type="float">
            <text:p>25,82</text:p>
          </table:table-cell>
          <table:table-cell table:formula="of:=ABS([.C7]-[.D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9.69" calcext:value-type="float">
            <text:p>39,69</text:p>
          </table:table-cell>
          <table:table-cell table:formula="of:=ABS([.C8]-[.D8])" office:value-type="float" office:value="14.13" calcext:value-type="float">
            <text:p>14,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1.69" calcext:value-type="float">
            <text:p>41,69</text:p>
          </table:table-cell>
          <table:table-cell table:formula="of:=ABS([.C9]-[.D9])" office:value-type="float" office:value="3.16" calcext:value-type="float">
            <text:p>3,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.04" calcext:value-type="float">
            <text:p>46,04</text:p>
          </table:table-cell>
          <table:table-cell table:formula="of:=ABS([.C10]-[.D10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llega el pedido y el ascensor esta en ese pis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formula="of:=AVERAGE([.E2:.E16])" office:value-type="float" office:value="10.0186666666667" calcext:value-type="float">
            <text:p>10,018666666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arianza S²</text:p>
          </table:table-cell>
          <table:table-cell table:formula="of:=VAR([.E2:.E16])" office:value-type="float" office:value="68.091540952381" calcext:value-type="float">
            <text:p>68,09154095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vio</text:p>
          </table:table-cell>
          <table:table-cell table:formula="of:=SQRT([.E20])" office:value-type="float" office:value="8.25175987001446" calcext:value-type="float">
            <text:p>8,25175987</text:p>
          </table:table-cell>
          <table:table-cell table:number-columns-repeated="2"/>
        </table:table-row>
      </table:table>
      <table:table table:name="comp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T. Medio s/estr 1</text:p>
          </table:table-cell>
          <table:table-cell office:value-type="string" calcext:value-type="string">
            <text:p>T. Medio s/estr 2</text:p>
          </table:table-cell>
          <table:table-cell office:value-type="string" calcext:value-type="string">
            <text:p>T. Medio s/estr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1.$E2]" office:value-type="float" office:value="18" calcext:value-type="float">
            <text:p>18</text:p>
          </table:table-cell>
          <table:table-cell table:formula="of:=[e2.$E2]" office:value-type="float" office:value="18" calcext:value-type="float">
            <text:p>18</text:p>
          </table:table-cell>
          <table:table-cell table:formula="of:=[e3.$E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1.$E3]" office:value-type="float" office:value="14" calcext:value-type="float">
            <text:p>14</text:p>
          </table:table-cell>
          <table:table-cell table:formula="of:=[e2.$E3]" office:value-type="float" office:value="14" calcext:value-type="float">
            <text:p>14</text:p>
          </table:table-cell>
          <table:table-cell table:formula="of:=[e3.$E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1.$E4]" office:value-type="float" office:value="21.38" calcext:value-type="float">
            <text:p>21,38</text:p>
          </table:table-cell>
          <table:table-cell table:formula="of:=[e2.$E4]" office:value-type="float" office:value="21.38" calcext:value-type="float">
            <text:p>21,38</text:p>
          </table:table-cell>
          <table:table-cell table:formula="of:=[e3.$E4]"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1.$E5]" office:value-type="float" office:value="13.37" calcext:value-type="float">
            <text:p>13,37</text:p>
          </table:table-cell>
          <table:table-cell table:formula="of:=[e2.$E5]" office:value-type="float" office:value="23.68" calcext:value-type="float">
            <text:p>23,68</text:p>
          </table:table-cell>
          <table:table-cell table:formula="of:=[e3.$E5]" office:value-type="float" office:value="21.37" calcext:value-type="float">
            <text:p>21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1.$E6]" office:value-type="float" office:value="20.86" calcext:value-type="float">
            <text:p>20,86</text:p>
          </table:table-cell>
          <table:table-cell table:formula="of:=[e2.$E6]" office:value-type="float" office:value="28.86" calcext:value-type="float">
            <text:p>28,86</text:p>
          </table:table-cell>
          <table:table-cell table:formula="of:=[e3.$E6]"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1.$E7]" office:value-type="float" office:value="2" calcext:value-type="float">
            <text:p>2</text:p>
          </table:table-cell>
          <table:table-cell table:formula="of:=[e2.$E7]" office:value-type="float" office:value="34.22" calcext:value-type="float">
            <text:p>34,22</text:p>
          </table:table-cell>
          <table:table-cell table:formula="of:=[e3.$E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1.$E8]" office:value-type="float" office:value="8.44" calcext:value-type="float">
            <text:p>8,44</text:p>
          </table:table-cell>
          <table:table-cell table:formula="of:=[e2.$E8]" office:value-type="float" office:value="8" calcext:value-type="float">
            <text:p>8</text:p>
          </table:table-cell>
          <table:table-cell table:formula="of:=[e3.$E8]" office:value-type="float" office:value="14.13" calcext:value-type="float">
            <text:p>14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1.$E9]" office:value-type="float" office:value="6" calcext:value-type="float">
            <text:p>6</text:p>
          </table:table-cell>
          <table:table-cell table:formula="of:=[e2.$E9]" office:value-type="float" office:value="2" calcext:value-type="float">
            <text:p>2</text:p>
          </table:table-cell>
          <table:table-cell table:formula="of:=[e3.$E9]"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1.$E10]" office:value-type="float" office:value="8" calcext:value-type="float">
            <text:p>8</text:p>
          </table:table-cell>
          <table:table-cell table:formula="of:=[e2.$E10]" office:value-type="float" office:value="10" calcext:value-type="float">
            <text:p>10</text:p>
          </table:table-cell>
          <table:table-cell table:formula="of:=[e3.$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1.$E11]" office:value-type="float" office:value="8" calcext:value-type="float">
            <text:p>8</text:p>
          </table:table-cell>
          <table:table-cell table:formula="of:=[e2.$E11]" office:value-type="float" office:value="8" calcext:value-type="float">
            <text:p>8</text:p>
          </table:table-cell>
          <table:table-cell table:formula="of:=[e3.$E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1.$E12]" office:value-type="float" office:value="6" calcext:value-type="float">
            <text:p>6</text:p>
          </table:table-cell>
          <table:table-cell table:formula="of:=[e2.$E12]" office:value-type="float" office:value="6" calcext:value-type="float">
            <text:p>6</text:p>
          </table:table-cell>
          <table:table-cell table:formula="of:=[e3.$E1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1.$E13]" office:value-type="float" office:value="3.99999999999999" calcext:value-type="float">
            <text:p>4</text:p>
          </table:table-cell>
          <table:table-cell table:formula="of:=[e2.$E13]" office:value-type="float" office:value="3.99999999999999" calcext:value-type="float">
            <text:p>4</text:p>
          </table:table-cell>
          <table:table-cell table:formula="of:=[e3.$E13]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1.$E14]" office:value-type="float" office:value="8" calcext:value-type="float">
            <text:p>8</text:p>
          </table:table-cell>
          <table:table-cell table:formula="of:=[e2.$E14]" office:value-type="float" office:value="8" calcext:value-type="float">
            <text:p>8</text:p>
          </table:table-cell>
          <table:table-cell table:formula="of:=[e3.$E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1.$E15]" office:value-type="float" office:value="2" calcext:value-type="float">
            <text:p>2</text:p>
          </table:table-cell>
          <table:table-cell table:formula="of:=[e2.$E15]" office:value-type="float" office:value="2" calcext:value-type="float">
            <text:p>2</text:p>
          </table:table-cell>
          <table:table-cell table:formula="of:=[e3.$E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1.$E16]" office:value-type="float" office:value="2" calcext:value-type="float">
            <text:p>2</text:p>
          </table:table-cell>
          <table:table-cell table:formula="of:=[e2.$E16]" office:value-type="float" office:value="2" calcext:value-type="float">
            <text:p>2</text:p>
          </table:table-cell>
          <table:table-cell table:formula="of:=[e3.$E16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3:22:52.714035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23:50:42.984092645</meta:creation-date>
    <dc:date>2016-12-20T13:37:49.586001343</dc:date>
    <meta:editing-duration>PT3H55M53S</meta:editing-duration>
    <meta:editing-cycles>6</meta:editing-cycles>
    <meta:generator>LibreOffice/4.2.8.2$Linux_X86_64 LibreOffice_project/420m0$Build-2</meta:generator>
    <meta:document-statistic meta:table-count="4" meta:cell-count="324" meta:object-count="0"/>
  </office:meta>
</office:document-meta>
</file>